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22">
      <style:paragraph-properties fo:margin-left="1.251cm" fo:margin-right="0cm" fo:text-indent="0cm" style:auto-text-indent="false"/>
    </style:style>
    <style:style style:name="P74" style:family="paragraph" style:parent-style-name="Text_20_body" style:list-style-name="L27">
      <style:paragraph-properties fo:margin-left="1.251cm" fo:margin-right="0cm" fo:text-indent="0cm" style:auto-text-indent="false"/>
    </style:style>
    <style:style style:name="P75" style:family="paragraph" style:parent-style-name="Text_20_body" style:list-style-name="L33">
      <style:paragraph-properties fo:margin-left="2.205cm" fo:margin-right="0cm" fo:text-indent="0cm" style:auto-text-indent="false"/>
    </style:style>
    <style:style style:name="P76" style:family="paragraph" style:parent-style-name="Standard" style:list-style-name="L25"/>
    <style:style style:name="P77" style:family="paragraph" style:parent-style-name="Standard" style:list-style-name="L33"/>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3" style:master-page-name="">
      <style:paragraph-properties style:page-number="auto" fo:break-before="page"/>
    </style:style>
    <style:style style:name="P82" style:family="paragraph" style:parent-style-name="Heading_20_2"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1.1.5.oxt&#13;&#13;22.01.2019 15:25:38&#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1.5.oxt&#13;&#13;22.01.2019 15:25:5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0.1.0.oxt&#13;&#13;30.10.2018 23:30:1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47297398152358705"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567351289783009994" text:style-name="L2">
        <text:list-item>
          <text:p text:style-name="P41">Version 2.1.2 :</text:p>
        </text:list-item>
      </text:list>
      <text:list xml:id="list9045323339262307182" text:style-name="L3">
        <text:list-item>
          <text:list>
            <text:list-item>
              <text:p text:style-name="P42">Localized help : resolved non-functional hyperlink due to API incompatibility introduced by Apache OpenOffice 4.1 (and LibreOffice 4.0).</text:p>
            </text:list-item>
          </text:list>
        </text:list-item>
      </text:list>
      <text:list xml:id="list35445860" text:continue-list="list2567351289783009994" text:style-name="L2">
        <text:list-item>
          <text:p text:style-name="P41">Version 2.1.1 :</text:p>
        </text:list-item>
      </text:list>
      <text:list xml:id="list6512489116425021800" text:style-name="L4">
        <text:list-item>
          <text:list>
            <text:list-item>
              <text:p text:style-name="P43">Documentation chapter 3.7.10 <text:span text:style-name="InstructionMacro">setMergePoint</text:span>, the list of commands for Arg2 was incorrect.</text:p>
            </text:list-item>
            <text:list-item>
              <text:p text:style-name="P43">Example in module Template7 had an incorrect argument Arg3 in <text:span text:style-name="InstructionMacro">setMergePoint</text:span>.</text:p>
            </text:list-item>
            <text:list-item>
              <text:p text:style-name="P43">When creating an hyperlink in a help page, the keyword (internal, external, etc) is now recognized in any character case.</text:p>
            </text:list-item>
            <text:list-item>
              <text:p text:style-name="P43">Creation of localized help, hyperlink to an existing OpenOffice help page : the address of a help page displayed by the macro was incorrect when the page was found by a help search.</text:p>
            </text:list-item>
          </text:list>
        </text:list-item>
      </text:list>
      <text:list xml:id="list35472743" text:continue-list="list35445860" text:style-name="L2">
        <text:list-item>
          <text:p text:style-name="P41">Version 2.1.0 :</text:p>
        </text:list-item>
      </text:list>
      <text:list xml:id="list8417598009753866018" text:style-name="L5">
        <text:list-item>
          <text:list>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item>
      </text:list>
      <text:list xml:id="list35454093" text:continue-list="list35472743" text:style-name="L2">
        <text:list-item>
          <text:p text:style-name="P41">Version 2.0.0 :</text:p>
        </text:list-item>
      </text:list>
      <text:list xml:id="list9122666941593989225" text:style-name="L6">
        <text:list-item>
          <text:list>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item>
      </text:list>
      <text:list xml:id="list35456713" text:continue-list="list35454093" text:style-name="L2">
        <text:list-item>
          <text:p text:style-name="P41">Version 1.5.3 :</text:p>
        </text:list-item>
      </text:list>
      <text:list xml:id="list5296945085095329467" text:style-name="L7">
        <text:list-item>
          <text:list>
            <text:list-item>
              <text:p text:style-name="P46">Help pages containing an hyperlink to an OpenOffice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186788595507545857" text:style-name="L8">
        <text:list-item>
          <text:p text:style-name="P47">Basic library Standard, Module1 : your instruction inside the Sub myExtension</text:p>
        </text:list-item>
        <text:list-item>
          <text:p text:style-name="P4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7">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295810644474133181" text:style-name="L9">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966334256201328763" text:style-name="L10">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244792572984852228" text:style-name="L11">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711901717729416654" text:style-name="L12">
        <text:list-item text:start-value="1">
          <text:p text:style-name="P5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89194223690994965" text:style-name="L13">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3886919173653104437" text:style-name="L14">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562766431827942512" text:style-name="L15">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835012001529039459" text:style-name="L16">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08114380816773250" text:style-name="L17">
        <text:list-item>
          <text:p text:style-name="P56">Arg1 : <text:span text:style-name="InstructionMacro">String</text:span> : mandatory, type of control used for the button</text:p>
        </text:list-item>
      </text:list>
      <text:list xml:id="list81385201443741073" text:style-name="L18">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35361978386884333" text:style-name="L19">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205357521868089445" text:style-name="L20">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293922362622950661" text:style-name="L21">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769075334115372987" text:style-name="L22">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004261601190314490" text:style-name="L23">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177469814346712215" text:style-name="L24">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904606400144163056" text:style-name="L25">
        <text:list-item text:start-value="1">
          <text:p text:style-name="P7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891981582411915223" text:style-name="L26">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553828817504820211" text:style-name="L27">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134672777948175072" text:style-name="L28">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300528356835289665" text:style-name="L29">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599463917881654558" text:style-name="L30">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708325307115639344" text:style-name="L31">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457892169168185083" text:style-name="L32">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70244235079805855" text:style-name="L33">
        <text:list-item text:start-value="1">
          <text:p text:style-name="P7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7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022965592962932479" text:style-name="L34">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260906895282428786" text:style-name="L35">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08255273196829074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08339854571707902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74610364736584252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545667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54265875083044286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75790707763242368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61438554918226808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19</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2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2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20</dc:date><text:p>internal</text:p><text:p>Page2</text:p><text:p/></office:annotation>Paragraph styles</text:p>
      <text:p text:style-name="P27"><office:annotation><dc:creator>BM</dc:creator><dc:date>2008-03-13T00:00:00.20</dc:date><text:p>internal</text:p><text:p>Page7</text:p><text:p/></office:annotation>Hyperlinks</text:p>
      <text:p text:style-name="hlp_5f_paragraph"><text:span text:style-name="T14"><office:annotation><dc:creator>BM</dc:creator><dc:date>2008-03-13T00:00:00.20</dc:date><text:p>internal</text:p><text:p>Page3</text:p><text:p/></office:annotation></text:span><text:span text:style-name="T14">Text formatting</text:span></text:p>
      <text:p text:style-name="P27"><office:annotation><dc:creator>BM</dc:creator><dc:date>2008-03-26T00:00:00.2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21</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21</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21</dc:date><text:p>external</text:p><text:p>text/swriter/main0210.xhp</text:p><text:p/></office:annotation><text:span text:style-name="T14">Preview topic</text:span> </text:p>
      <text:p text:style-name="hlp_5f_paragraph">This hyperlink displays <text:s/><office:annotation><dc:creator>BM</dc:creator><dc:date>2008-03-15T00:00:00.21</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447803" text:continue-list="list108255273196829074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5475360" text:continue-list="list3545667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22</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22</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22</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35452688" text:continue-list="list3544780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1.1.5")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En_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de")
            endTitles
            setURL("Basic", "OOTyW", "QM_de_DE", "ShowDirectSpeech")
			setImage("icons/DirectSpeech")
		endButton

        addSeparator

		beginButton()
            beginTitles("Writer")
              setTitle("Back to standard view", "en")
              setTitle("Zurück zur Normalansicht", "de")
            endTitles
            setURL("Basic", "OOTyW", "QM_de_DE", "StandardView")
			setImage("icons/StandardView")
		endButton    

  endOfficeToolbar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BE style quotation marks)", "en")
            endTitles
            setURL("Basic", "OOTyW", "QM_en_GB", "ShowDirectSpeech")
			setImage("icons/DirectSpeech")
		endButton

		beginButton()
            beginTitles("Writer")
              setTitle("Back to standard view", "en")
            endTitles
            setURL("Basic", "OOTyW", "QM_en_GB",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En_dash")
		endCommand
		
        addSeparator

		beginCommand
            beginTitles("Writer")
              setTitle("German style quotation marks to chevrons („, ‘“ → »› ‹«)", "en")
              setTitle("Gänsefüßchen zu Chevrons („, ‘“ → »› ‹«)", "de")
            endTitles
            setURL("Basic", "OOTyW", "QM_de_DE", "Chevrons")
		endCommand
		
		beginCommand
            beginTitles("Writer")
              setTitle("Chevrons to German style quotation marks (»› ‹« → „, ‘“)", "en")
              setTitle("Chevrons zu Gänsefüßchen (»› ‹« → „, ‘“)", "de")
            endTitles
            setURL("Basic", "OOTyW", "QM_de_DE", "Anfuehrungszeichen")
		endCommand

        addSeparator
        
        beginCommand
            beginTitles("Writer")
              setTitle("Load tempate for RTF edit", "en")
              setTitle("Dokumentenvorlage für RTF-Bearbeitung laden", "de")
            endTitles
            setURL("Basic", "OOTyW", "RTFedit", "Format")
		endCommand

        addSeparator

		beginCommand
            beginTitles("Writer")
              setTitle("Show direct speech (works with german style quotation marks)", "en")
              setTitle("Zeige wörtliche Rede", "de")
            endTitles
            setURL("Basic", "OOTyW", "QM_de_DE", "ShowDirectSpeech")
		endCommand

		beginCommand
            beginTitles("Writer")
              setTitle("Back to standard view", "en")
              setTitle("Zurück zur Normalansicht", "de")
            endTitles
            setURL("Basic", "OOTyW", "QM_de_DE", "StandardView")
		endCommand    

      endMenuItems
    endMenu


    beginMenu
      beginTitles
	    setTitle("OOTyW en-US")
      endTitles

      beginMenuItems
		
		beginCommand
            beginTitles("Writer")
              setTitle("Format all to AE style", "en")
            endTitles
            setURL("Basic", "OOTyW", "QM_en_US", "Main")
		endCommand
		
		beginCommand
            beginTitles("Writer")
              setTitle("Back to typewriter style", "en")
            endTitles
            setURL("Basic", "OOTyW", "QM_en_US",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AE style quotation marks)", "en")
            endTitles
            setURL("Basic", "OOTyW", "QM_en_US", "ShowDirectSpeech")
		endCommand

		beginCommand
            beginTitles("Writer")
              setTitle("Back to standard view", "en")
            endTitles
            setURL("Basic", "OOTyW", "QM_en_US", "StandardView")
		endCommand    

        addSeparator

		beginCommand
            beginTitles("Writer")
              setTitle("Load tempate for RTF edit", "en")
            endTitles
            setURL("Basic", "OOTyW", "RTFedit", "Format")
		endCommand

      endMenuItems
    endMenu

    beginMenu
      beginTitles
	    setTitle("OOTyW en-GB")
      endTitles

      beginMenuItems
		
		beginCommand
            beginTitles("Writer")
              setTitle("Format all to BE style", "en")
            endTitles
            setURL("Basic", "OOTyW", "QM_en_GB", "Main")
		endCommand
		
		beginCommand
            beginTitles("Writer")
              setTitle("Back to typewriter style", "en")
            endTitles
            setURL("Basic", "OOTyW", "QM_en_GB",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BE style quotation marks)", "en")
            endTitles
            setURL("Basic", "OOTyW", "QM_en_GB", "ShowDirectSpeech")
		endCommand

		beginCommand
            beginTitles("Writer")
              setTitle("Back to standard view", "en")
            endTitles
            setURL("Basic", "OOTyW", "QM_en_GB", "StandardView")
		endCommand    

        addSeparator

		beginCommand
            beginTitles("Writer")
              setTitle("Load temp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